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23fd65" officeooo:paragraph-rsid="00251fcb"/>
    </style:style>
    <style:style style:name="P2" style:family="paragraph" style:parent-style-name="Standard">
      <style:paragraph-properties fo:text-align="justify" style:justify-single-word="false"/>
      <style:text-properties officeooo:rsid="0023fd65" officeooo:paragraph-rsid="00280bb4"/>
    </style:style>
    <style:style style:name="P3" style:family="paragraph" style:parent-style-name="Standard">
      <style:paragraph-properties fo:text-align="justify" style:justify-single-word="false"/>
      <style:text-properties officeooo:rsid="0023fd65" officeooo:paragraph-rsid="00230130"/>
    </style:style>
    <style:style style:name="P4" style:family="paragraph" style:parent-style-name="Standard">
      <style:paragraph-properties fo:text-align="justify" style:justify-single-word="false"/>
      <style:text-properties officeooo:rsid="00230130" officeooo:paragraph-rsid="00230130"/>
    </style:style>
    <style:style style:name="P5" style:family="paragraph" style:parent-style-name="Standard">
      <style:paragraph-properties fo:text-align="justify" style:justify-single-word="false"/>
      <style:text-properties officeooo:rsid="00230130" officeooo:paragraph-rsid="00251fcb"/>
    </style:style>
    <style:style style:name="P6" style:family="paragraph" style:parent-style-name="Standard">
      <style:paragraph-properties fo:text-align="justify" style:justify-single-word="false"/>
      <style:text-properties officeooo:rsid="00280bb4" officeooo:paragraph-rsid="00280bb4"/>
    </style:style>
    <style:style style:name="P7" style:family="paragraph" style:parent-style-name="Standard">
      <style:paragraph-properties fo:text-align="justify" style:justify-single-word="false"/>
      <style:text-properties officeooo:rsid="001f1195" officeooo:paragraph-rsid="001f1195"/>
    </style:style>
    <style:style style:name="P8" style:family="paragraph" style:parent-style-name="Standard">
      <style:paragraph-properties fo:text-align="justify" style:justify-single-word="false"/>
      <style:text-properties officeooo:paragraph-rsid="00280f75"/>
    </style:style>
    <style:style style:name="P9" style:family="paragraph" style:parent-style-name="Standard">
      <style:paragraph-properties fo:text-align="justify" style:justify-single-word="false"/>
      <style:text-properties officeooo:paragraph-rsid="0032e031"/>
    </style:style>
    <style:style style:name="P10" style:family="paragraph" style:parent-style-name="Standard">
      <style:paragraph-properties fo:text-align="justify" style:justify-single-word="false"/>
      <style:text-properties officeooo:paragraph-rsid="0034ca5d"/>
    </style:style>
    <style:style style:name="P11"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0280f75" officeooo:paragraph-rsid="00280f75"/>
    </style:style>
    <style:style style:name="P12"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02e2c31" officeooo:paragraph-rsid="002e2c31"/>
    </style:style>
    <style:style style:name="P13"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02e2c31" officeooo:paragraph-rsid="002e304b"/>
    </style:style>
    <style:style style:name="P14" style:family="paragraph" style:parent-style-name="Standard">
      <style:paragraph-properties fo:text-align="justify" style:justify-single-word="false"/>
      <style:text-properties officeooo:rsid="002b6e94" officeooo:paragraph-rsid="002e2c31"/>
    </style:style>
    <style:style style:name="P15" style:family="paragraph" style:parent-style-name="Standard">
      <style:paragraph-properties fo:text-align="justify" style:justify-single-word="false"/>
      <style:text-properties officeooo:rsid="002f8524" officeooo:paragraph-rsid="002f8524"/>
    </style:style>
    <style:style style:name="P16" style:family="paragraph" style:parent-style-name="Standard">
      <style:paragraph-properties fo:text-align="justify" style:justify-single-word="false"/>
      <style:text-properties officeooo:rsid="0032e031" officeooo:paragraph-rsid="0032e031"/>
    </style:style>
    <style:style style:name="P17" style:family="paragraph" style:parent-style-name="Standard">
      <style:paragraph-properties fo:text-align="justify" style:justify-single-word="false"/>
      <style:text-properties officeooo:rsid="0034ca5d" officeooo:paragraph-rsid="0034ca5d"/>
    </style:style>
    <style:style style:name="P18"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02e2c31" officeooo:paragraph-rsid="002e304b"/>
    </style:style>
    <style:style style:name="P19" style:family="paragraph" style:parent-style-name="Standard">
      <style:paragraph-properties fo:text-align="justify" style:justify-single-word="false"/>
      <style:text-properties officeooo:rsid="0032e031" officeooo:paragraph-rsid="0032e031"/>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1f1195" officeooo:paragraph-rsid="001f1195"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30130" officeooo:paragraph-rsid="00230130" style:font-weight-asian="bold" style:font-weight-complex="bold"/>
    </style:style>
    <style:style style:name="P22" style:family="paragraph" style:parent-style-name="Standard">
      <style:paragraph-properties fo:text-align="justify" style:justify-single-word="false"/>
      <style:text-properties officeooo:rsid="00280bb4" officeooo:paragraph-rsid="003892e1"/>
    </style:style>
    <style:style style:name="P23" style:family="paragraph" style:parent-style-name="Standard">
      <style:paragraph-properties fo:text-align="justify" style:justify-single-word="false"/>
      <style:text-properties style:text-position="0% 100%" officeooo:rsid="00280bb4" officeooo:paragraph-rsid="00280bb4"/>
    </style:style>
    <style:style style:name="P24" style:family="paragraph" style:parent-style-name="Standard">
      <style:paragraph-properties fo:text-align="justify" style:justify-single-word="false"/>
      <style:text-properties style:text-position="0% 100%" officeooo:rsid="003892e1" officeooo:paragraph-rsid="003892e1"/>
    </style:style>
    <style:style style:name="P25" style:family="paragraph" style:parent-style-name="Footer">
      <style:text-properties officeooo:rsid="003892e1" officeooo:paragraph-rsid="003892e1"/>
    </style:style>
    <style:style style:name="P26" style:family="paragraph" style:parent-style-name="Header">
      <style:text-properties officeooo:rsid="003892e1" officeooo:paragraph-rsid="003892e1"/>
    </style:style>
    <style:style style:name="P27" style:family="paragraph" style:parent-style-name="Header">
      <style:paragraph-properties fo:text-align="center" style:justify-single-word="false"/>
      <style:text-properties officeooo:rsid="003892e1" officeooo:paragraph-rsid="003892e1"/>
    </style:style>
    <style:style style:name="T1" style:family="text">
      <style:text-properties officeooo:rsid="0020ef85"/>
    </style:style>
    <style:style style:name="T2" style:family="text">
      <style:text-properties officeooo:rsid="0023fd65"/>
    </style:style>
    <style:style style:name="T3" style:family="text">
      <style:text-properties officeooo:rsid="002802c4"/>
    </style:style>
    <style:style style:name="T4" style:family="text">
      <style:text-properties officeooo:rsid="00280bb4"/>
    </style:style>
    <style:style style:name="T5" style:family="text">
      <style:text-properties style:text-position="super 58%"/>
    </style:style>
    <style:style style:name="T6" style:family="text">
      <style:text-properties officeooo:rsid="002e304b"/>
    </style:style>
    <style:style style:name="T7" style:family="text">
      <style:text-properties officeooo:rsid="002f8524"/>
    </style:style>
    <style:style style:name="T8" style:family="text">
      <style:text-properties officeooo:rsid="0032e031"/>
    </style:style>
    <style:style style:name="T9" style:family="text">
      <style:text-properties officeooo:rsid="0034ca5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tyle="italic" officeooo:rsid="0034ca5d" style:font-style-asian="italic" style:font-style-complex="italic"/>
    </style:style>
    <style:style style:name="T12" style:family="text">
      <style:text-properties officeooo:rsid="003892e1"/>
    </style:style>
    <style:style style:name="T13" style:family="text">
      <style:text-properties fo:font-weight="bold" style:font-weight-asian="bold" style:font-weight-complex="bold"/>
    </style:style>
    <style:style style:name="T14" style:family="text">
      <style:text-properties fo:font-weight="bold" officeooo:rsid="003892e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Question 1</text:p>
      <text:p text:style-name="P7"><text:span text:style-name="T10">1.1</text:span><text:span text:style-name="T13"> </text:span>What is the fundamental problem, when applying an uninformed search algorithm</text:p>
      <text:p text:style-name="P7">on graphs?</text:p>
      <text:p text:style-name="P8"><text:span text:style-name="T14">Ans:</text:span>Uninformed strategies use only the information available <text:span text:style-name="T1">in the problem definition, also called as blind search. These include:</text:span></text:p>
      <text:p text:style-name="P11">Breadth First Search (BFS)</text:p>
      <text:p text:style-name="P11">Uniform Cost Search (UCS)</text:p>
      <text:p text:style-name="P11">Depth First Search (DFS)</text:p>
      <text:p text:style-name="P11">Depth Limited Search (DLS)</text:p>
      <text:p text:style-name="P11">Iterative Deepening Search (IDS)</text:p>
      <text:p text:style-name="P11">Bidirectional Search (BS)</text:p>
      <text:p text:style-name="P13">In graph search algorithms, DFS's main advantage is space efficiency. It is its main advantage on BFS. However, if we keep track of visited nodes, we lose this advantage, since we need to store all visited nodes in memory. The size of visited nodes increases drastically over time, and for very large/infinite graphs - might not fit in memory. DFS can get stuck in infinite loops.</text:p>
      <text:p text:style-name="P12"/>
      <text:p text:style-name="P14"/>
      <text:p text:style-name="P7"><text:span text:style-name="T10">1.2</text:span><text:span text:style-name="T13"> </text:span>How does the general graph-search algorithm address this problem?</text:p>
      <text:p text:style-name="P13"><text:span text:style-name="T14">ANS:</text:span>Sometimes DFS can be in an infinite branch. An infinite branch is a branch that does not end, and also does not get <text:span text:style-name="T6">us</text:span> to <text:span text:style-name="T6">our</text:span> target node, so for DFS, <text:span text:style-name="T6">we</text:span> might keep expanding this branch inifinitely, and 'miss' the good branch, that leads to the target node.</text:p>
      <text:p text:style-name="P13"><text:span text:style-name="T7">We</text:span> can overcome this flaw in DFS, while maintaining relatively small memory size by using a combination of DFS and BFS: Iterative Deepening DFS</text:p>
      <text:p text:style-name="P7"/>
      <text:p text:style-name="P7"/>
      <text:p text:style-name="P7"><text:span text:style-name="T10">1.3</text:span><text:span text:style-name="T13"> </text:span>Is the distinction between tree and graph-search specific to each individual search-</text:p>
      <text:p text:style-name="P7">algorithm or can all search algorithms be implemented in both <text:span text:style-name="T4">flavors</text:span>?</text:p>
      <text:p text:style-name="P15"><text:span text:style-name="T14">ANS:</text:span>A tree is a graph, but one which among other criteria is minimally connected (only one path between any two nodes) and acyclic (i.e. no loops).</text:p>
      <text:p text:style-name="P15">So, for searching, algorithms operating on trees can make a certain set of assumptions which allow optimizations, not possible on a generalized graph. For example, for tree traversal we know we will visit each node only once (due to the minimal connectivity), but for other graphs we need to keep track of visited nodes if you don't want to process them multiple times (as there could be multiple paths leading to the same nodes). Yes all search algorithms can be implemented on trees as well as graphs.</text:p>
      <text:p text:style-name="P15">The main difference is in the search pattern that is used to search through the graph.</text:p>
      <text:p text:style-name="P15">Graph search uses more memory because it stores all the cycles of the tree.</text:p>
      <text:p text:style-name="P7"/>
      <text:p text:style-name="P7"/>
      <text:p text:style-name="P7"><text:span text:style-name="T10">1.4</text:span> Given a problem, that is solvable by a search algorithm. How do we chose between</text:p>
      <text:p text:style-name="P7">tree and graph search?</text:p>
      <text:p text:style-name="P16"><text:span text:style-name="T14">ANS:</text:span>A problem is defined by two things:</text:p>
      <text:p text:style-name="P16">• A search space:– The set of objects among which we search for the solution.</text:p>
      <text:p text:style-name="P16"><text:tab/><text:tab/>Examples: routes between cities, or n-queens configuration</text:p>
      <text:p text:style-name="P9">• A goal condition – <text:span text:style-name="T8">Characteristics</text:span> of the object we want to find in the search space? </text:p>
      <text:p text:style-name="P9"><text:tab/><text:tab/>Examples: • Path between cities A and B</text:p>
      <text:p text:style-name="P9"><text:soft-page-break/><text:tab/><text:tab/> <text:tab/> <text:s text:c="5"/>• Non-attacking n-queen configuration</text:p>
      <text:p text:style-name="P10"><text:span text:style-name="T9">In Graph Search we hold a list of explored nodes, while in Tree Search we don't. In simple words, tree does not contain cycles and where as graph can. Sometimes for example in games we have repeated states and you have to explore them again, here a graph can be used. Another aspect is tree will typically have some kind of topological sorting or <text:s/>a property like binary search tree which makes search so fast and easy compared to graphs.<text:tab/>(</text:span><text:span text:style-name="T11">Ref:https://stackoverflow.com</text:span><text:span text:style-name="T9">)</text:span></text:p>
      <text:p text:style-name="P17"/>
      <text:p text:style-name="P21">Question2</text:p>
      <text:p text:style-name="P4"><text:span text:style-name="T13">2.1</text:span>What are the properties of Iterative-deepening depth-first search? Is it optimal</text:p>
      <text:p text:style-name="P5">and does it find shortes<text:span text:style-name="T2">t</text:span> paths in your map? Explain why / why not?</text:p>
      <text:p text:style-name="P1"><text:span text:style-name="T3">D</text:span>oes a complete search:-It combine DFS <text:span text:style-name="T12">space</text:span> efficiency and BFS completeness <text:span text:style-name="T12">and time complexity</text:span>. It perfect <text:span text:style-name="T12">is</text:span> when the memory is constrained and is <text:span text:style-name="T3">guaranteed</text:span> to find the shortest path leading from the given start node to any goal node in the <text:span text:style-name="T3">problem</text:span> graph.</text:p>
      <text:p text:style-name="P2">Required time=O(branching factor^depth-<text:span text:style-name="T12">of-optimal-solution</text:span>)</text:p>
      <text:p text:style-name="P22">A tree traversal algorithm which generally operates in O(b<text:span text:style-name="T12">d</text:span>) <text:span text:style-name="T12">space complexity </text:span>where <text:span text:style-name="T12">b</text:span> is the branching factor and <text:span text:style-name="T12">d</text:span> is the <text:s/>d<text:span text:style-name="T2">epth-of-optimal-solution</text:span>.</text:p>
      <text:p text:style-name="P6">Using iterative deepening, <text:s/>this algorithm is run over and over again, m times at increasing depth:</text:p>
      <text:p text:style-name="P6">O(b<text:span text:style-name="T12">^</text:span>m) = b⁰ + b¹ + b² + ... + b<text:span text:style-name="T5">m</text:span></text:p>
      <text:p text:style-name="P23">Thus the most significant element over time is b<text:span text:style-name="T5">m</text:span>, where m is the max depth reached.</text:p>
      <text:p text:style-name="P24">But since it stops at the depth ‘d’ hence the time complexity sums up to <text:span text:style-name="T4">O(b</text:span>^d<text:span text:style-name="T4">) </text:span></text:p>
      <text:p text:style-name="P3">Required memory=O(branching factor*d)-Here the node only on the current path are remembered, thus the amount of memory is linear to the length of the solution the search constructs.</text:p>
      <text:p text:style-name="P4"/>
      <text:p text:style-name="P3">Optimal solution:- <text:span text:style-name="T12">In the given maps for traversal it doesn't give the optimal solution. The reason behind it is that the map contains multiple goals at several levels. Hence we cannot set a static limit to bind the iterative deepening search and it has to search the entire tree for many iterations and ends up with time complexity of O(b^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3892e1" officeooo:paragraph-rsid="003892e1"/>
    </style:style>
    <style:style style:name="MP2" style:family="paragraph" style:parent-style-name="Header">
      <style:text-properties officeooo:rsid="003892e1" officeooo:paragraph-rsid="003892e1"/>
    </style:style>
    <style:style style:name="MP3" style:family="paragraph" style:parent-style-name="Footer">
      <style:text-properties officeooo:rsid="003892e1" officeooo:paragraph-rsid="003892e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AI ASSIGNMENT 03 :</text:p>
        <text:p text:style-name="MP1">Protyush Kumar Das and Somesh Devagekar</text:p>
        <text:p text:style-name="MP2"/>
      </style:header>
      <style:footer>
        <text:p text:style-name="MP3">protyush.das@smail.h-brs.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3:53:35.546454243</meta:creation-date>
    <meta:editing-duration>PT3H51M9S</meta:editing-duration>
    <meta:editing-cycles>8</meta:editing-cycles>
    <meta:generator>LibreOffice/5.1.6.2$Linux_X86_64 LibreOffice_project/10m0$Build-2</meta:generator>
    <dc:date>2018-11-05T19:34:31.070502402</dc:date>
    <meta:document-statistic meta:table-count="0" meta:image-count="0" meta:object-count="0" meta:page-count="2" meta:paragraph-count="44" meta:word-count="787" meta:character-count="4670" meta:non-whitespace-character-count="3910"/>
  </office:meta>
</office:document-meta>
</file>